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Visitor.ClassVisitor( final int api , final ClassVisitor classVisi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Visitor.visitMethod( final int access , final String name , final String descriptor , final String signature , final String [ ] exce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Visitor.visitAnnotation(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Visitor.visitModule( final String name , final int access , final String 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Visitor.visitTypeAnnotation( final int typeRef , final TypePath typePath , final String descriptor , final boolean visi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Visitor.visi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Visitor.visitSource( final String source , final String debu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Visitor.visit( final int version , final int access , final String name , final String signature , final String superName , final String [ ] interfa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Visi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Visitor.ClassVisitor( final int a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Visitor.visitField( final int access , final String name , final String descriptor , final String signature , final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Visitor.visitNestMember( final String nestMe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Visitor.visitRecordComponent( final String name , final String descriptor , final String signat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Visitor.visitAttribute( final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Visitor.visitPermittedSubclass( final String permittedSub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Visitor.visitInnerClass( final String name , final String outerName , final String innerName , final int a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Visitor.visitOuterClass( final String owner , final String name , final String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Visitor.visitNestHost( final String nest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